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668d" officeooo:paragraph-rsid="0009668d"/>
    </style:style>
    <style:style style:name="P2" style:family="paragraph" style:parent-style-name="Standard">
      <style:text-properties officeooo:rsid="000a36b5" officeooo:paragraph-rsid="000a36b5"/>
    </style:style>
    <style:style style:name="P3" style:family="paragraph" style:parent-style-name="Standard">
      <style:text-properties officeooo:rsid="000c9362" officeooo:paragraph-rsid="000c9362"/>
    </style:style>
    <style:style style:name="P4" style:family="paragraph" style:parent-style-name="Standard">
      <style:text-properties officeooo:rsid="0009668d" officeooo:paragraph-rsid="0009668d"/>
    </style:style>
    <style:style style:name="P5" style:family="paragraph" style:parent-style-name="Standard">
      <style:text-properties officeooo:rsid="0014456d" officeooo:paragraph-rsid="0014456d"/>
    </style:style>
    <style:style style:name="P6" style:family="paragraph" style:parent-style-name="Standard">
      <style:text-properties officeooo:rsid="001500de" officeooo:paragraph-rsid="001500de"/>
    </style:style>
    <style:style style:name="T1" style:family="text">
      <style:text-properties officeooo:rsid="000a36b5"/>
    </style:style>
    <style:style style:name="T2" style:family="text">
      <style:text-properties officeooo:rsid="000b3a92"/>
    </style:style>
    <style:style style:name="T3" style:family="text">
      <style:text-properties officeooo:rsid="00121567"/>
    </style:style>
    <style:style style:name="T4" style:family="text">
      <style:text-properties officeooo:rsid="001585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 sistema deve ser acessado pela web, afim, de dispensar implantação e configuração da maquina do usuário.</text:p>
      <text:p text:style-name="P1"/>
      <text:p text:style-name="P1">O acesso ao sistema deve ser feito mediante login e senha.</text:p>
      <text:p text:style-name="P1"/>
      <text:p text:style-name="P1">Os dados devem ser mantidos em banco de dados, afim, de garantir a persistência para posterior consulta e auditoria.</text:p>
      <text:p text:style-name="P1"/>
      <text:p text:style-name="P1">O sistema deve ter a opção de emitir um arquivo .xlsx com devida formatação e seguindo os padrões e normas da organização.</text:p>
      <text:p text:style-name="P1"/>
      <text:p text:style-name="P1">O sistema deve ter opção de cadastro de colaboradores com remuneração fixa e opção de incluir remuneração variável de acordo com politicas de remuneração da organização <text:span text:style-name="T1">(regras de negócio referente as opções de remuneração seguem em anexo criptografado, item 1)</text:span>.</text:p>
      <text:p text:style-name="P1"/>
      <text:p text:style-name="P2">O sistema deve armazenar todas as incidências <text:s/>e descontos nos salários (regras de negocio refentes a descontos seguem em anexo criptografado, item 2) em banco de dados, o sistema deve possuir opção de alteração desses dados,<text:span text:style-name="T2">o sistema deve preferencialmente atualizar esses dados de forma automática, de acordo com a legislação virgente.</text:span></text:p>
      <text:p text:style-name="P2"/>
      <text:p text:style-name="P3">O sistema deve contabilizar as faltas para futuro desconto.</text:p>
      <text:p text:style-name="P3"/>
      <text:p text:style-name="P3">O sistema deve permitir mudança de qualquer um dos dados referentes ao funcion<text:span text:style-name="T3">á</text:span>rio.</text:p>
      <text:p text:style-name="P1"/>
      <text:p text:style-name="P5">O sistema deve armazenar a data que o funcionário entrará de férias.</text:p>
      <text:p text:style-name="P5"/>
      <text:p text:style-name="P5">O sistema deve conter seção que possibilite o usuário gerenciar as férias dos funcionários.</text:p>
      <text:p text:style-name="P5"/>
      <text:p text:style-name="P5">O o sistema deverá avisar o usuário sobre as férias do funcionário no mínimo 35 dias antes do funcionário entrar de férias.</text:p>
      <text:p text:style-name="P5"/>
      <text:p text:style-name="P6">O sistema deve realizar o calculo do pagamento de férias do funcionário que entrará de férias.</text:p>
      <text:p text:style-name="P1"/>
      <text:p text:style-name="P1"><text:span text:style-name="T4">O sistema deve efetuar o desconto das contribuições sindicais, confederativas e auxílios <text:s text:c="2"/>dos funcionários que aderirem por escrit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6T21:18:21.195000000</dc:date>
    <meta:editing-duration>P1DT4H42M42S</meta:editing-duration>
    <meta:editing-cycles>5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3" meta:word-count="264" meta:character-count="1652" meta:non-whitespace-character-count="1398"/>
  </office:meta>
</office:document-meta>
</file>